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5.47cm" style:rel-column-width="3101*"/>
    </style:style>
    <style:style style:name="Table1.G" style:family="table-column">
      <style:table-column-properties style:column-width="2.424cm" style:rel-column-width="1374*"/>
    </style:style>
    <style:style style:name="Table1.A1" style:family="table-cell">
      <style:table-cell-properties fo:border="none" fo:padding="0.097cm"/>
    </style:style>
    <style:style style:name="Table1.A10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0" style:family="table-cell">
      <style:table-cell-properties fo:border="0.002cm solid #000000" fo:padding="0.097cm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7695*"/>
    </style:style>
    <style:style style:name="Table2.B" style:family="table-column">
      <style:table-column-properties style:column-width="3.369cm" style:rel-column-width="1910*"/>
    </style:style>
    <style:style style:name="Table2.A1" style:family="table-cell">
      <style:table-cell-properties fo:border-bottom="none" fo:border-right="none" fo:padding="0.097cm" fo:border-left="0.002cm solid #000000" fo:border-top="0.002cm solid #000000"/>
    </style:style>
    <style:style style:name="Table2.B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4" style:family="table-cell">
      <style:table-cell-properties fo:border-bottom="0.002cm solid #000000" fo:border-right="none" fo:padding="0.097cm" fo:border-left="0.002cm solid #000000" fo:border-top="none"/>
    </style:style>
    <style:style style:name="Table2.B4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2.A5" style:family="table-cell">
      <style:table-cell-properties fo:border="none" fo:padding="0.097cm"/>
    </style:style>
    <style:style style:name="Table3" style:family="table">
      <style:table-properties table:align="margins" style:width="16.942cm"/>
    </style:style>
    <style:style style:name="Table3.A" style:family="table-column">
      <style:table-column-properties style:column-width="3.676cm" style:rel-column-width="2084*"/>
    </style:style>
    <style:style style:name="Table3.B" style:family="table-column">
      <style:table-column-properties style:column-width="1.969cm" style:rel-column-width="1116*"/>
    </style:style>
    <style:style style:name="Table3.C" style:family="table-column">
      <style:table-column-properties style:column-width="2.824cm" style:rel-column-width="1601*"/>
    </style:style>
    <style:style style:name="Table3.D" style:family="table-column">
      <style:table-column-properties style:column-width="1.903cm" style:rel-column-width="1079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369cm" style:rel-column-width="1910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2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9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0" style:parent-style-name="Table_20_Contents" style:family="paragraph">
      <style:paragraph-properties style:justify-single-word="false" fo:text-align="center"/>
    </style:style>
    <style:style style:name="P11" style:parent-style-name="Table_20_Contents" style:family="paragraph">
      <style:paragraph-properties style:justify-single-word="false" fo:text-align="en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text-properties fo:color="#0047ff"/>
    </style:style>
    <style:style style:name="P14" style:parent-style-name="Table_20_Contents" style:family="paragraph">
      <style:text-properties fo:font-weight="bold" style:font-weight-complex="bold" fo:color="#0047ff" style:font-weight-asian="bold"/>
    </style:style>
    <style:style style:name="P15" style:parent-style-name="Table_20_Contents" style:family="paragraph">
      <style:paragraph-properties style:justify-single-word="false" fo:text-align="center"/>
      <style:text-properties fo:color="#0047ff"/>
    </style:style>
    <style:style style:name="P16" style:parent-style-name="Table_20_Contents" style:family="paragraph">
      <style:text-properties fo:font-size="13pt" style:font-size-asian="13pt" style:font-size-complex="13pt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bold" fo:color="#000000" style:font-weight-asian="bold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2" table:style-name="Table1.A1">
            <text:p text:style-name="P16">
<text:span text:style-name="Ruby_20_Value">
<text:span text:style-name="T2">
span('Strong Emphaisis',options.title)
</text:span>
</text:span>
</text:p>
          </table:table-cell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De SIlvestri Mari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0">
            <text:p text:style-name="Table_20_Contents">
17/04/2009
</text:p>
          </table:table-cell>
          <table:table-cell office:value-type="string" table:style-name="Table1.A10">
            <text:p text:style-name="Table_20_Contents">
002/2009
</text:p>
          </table:table-cell>
          <table:table-cell office:value-type="string" table:style-name="Table1.A10">
            <text:p text:style-name="Table_20_Contents">
003/2009
</text:p>
          </table:table-cell>
          <table:table-cell office:value-type="string" table:number-columns-spanned="4" table:style-name="Table1.D10">
            <text:p text:style-name="Table_20_Contents">
Ordine per progetto 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">
            <text:p text:style-name="P6">
descrizione ordine
</text:p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1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6  illustrazioni 3d, alta definizione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CONSUNTIVO VOLANTINI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promo desk  €25,80/Cad.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totem  €39,00/Cad.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movimentazione materiali c/o vs magazzini  €1.380,00/Cad.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2">
            <text:p text:style-name="P7"/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5">
            <text:p text:style-name="P8">
Vi preghiamo riportare il numero d'ordine sulla Vs fattura
</text:p>
          </table:table-cell>
          <table:table-cell office:value-type="string" table:style-name="Table2.A5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ing Emphasis"/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3" table:style-name="Table3.B4">
            <text:p text:style-name="Table_20_Contents">
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3" table:style-name="Table3.B5">
            <text:p text:style-name="Table_20_Contents">
Via delle Montagne Rocciose, fra due settimana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20%
</text:p>
          </table:table-cell>
          <table:table-cell office:value-type="string" table:number-columns-spanned="3" table:style-name="Table3.B5">
            <text:p text:style-name="Table_20_Contents">
20 %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5">
FIRMA
</text:p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2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<text:span text:style-name="Strong Emphasis">Cube S.r.l.</text:span>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12:06</dc:date>
    <meta:editing-cycles>221</meta:editing-cycles>
    <meta:editing-duration>PT9H39M14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1" meta:word-count="85" meta:character-count="838"/>
  </office:meta>
</office:document-meta>
</file>